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margin-top="0in" fo:margin-bottom="0in" fo:padding="0.0193in" fo:border="0.0008in solid #e3e3e3"/>
    </style:style>
  </office:automatic-styles>
  <office:body>
    <office:text>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Thompson<text:line-break/>Austin, TX</text:p>
      <text:p text:style-name="P1"/>
      <text:p text:style-name="P1">March 14, 2024</text:p>
      <text:p text:style-name="P1"/>
      <text:p text:style-name="P1">To Whom It May Concern:</text:p>
      <text:p text:style-name="P1">I am writing to express my interest in the UI Engineer position with the Design Systems Team at MongoDB. With over 12 years of experience as a Design Technologist, specializing in UX design and front-end development in the enterprise cloud space, I am excited about the opportunity to leverage my skills and expertise to contribute to the advancement of MongoDB's product ecosystem.</text:p>
      <text:p text:style-name="P1">Your job description outlines a role that perfectly aligns with my background and aspirations. I have extensive industry experience working on complex, production-ready web applications, where I have demonstrated a deep understanding of JavaScript, React, HTML, CSS, and other modern web technologies. My track record of building resilient, scalable, and maintainable software, combined with my meticulous attention to detail, makes me well-equipped to help take the Design Systems engineering team to the next level.</text:p>
      <text:p text:style-name="P1">Throughout my career, I have played a pivotal role in driving impactful business outcomes by crafting user-centric experiences and optimizing operations. At IBM, I automated front-end integration of predictive AI/ML models, contributed extensively to, and maintained the design system, and led the deployment of responsive websites to visualize pattern library growth. These experiences have honed my ability to anticipate downstream effects of changes, consider business impacts of technical decisions, and ensure accessibility best practices are implemented in code.</text:p>
      <text:p text:style-name="P1">I am particularly drawn to MongoDB's commitment to innovation, collaboration, and technical excellence. I am eager to contribute to the ongoing development of developer-friendly APIs and React components that will be used by nearly every frontend engineer within MongoDB. I am excited about the opportunity to engage cross-functionally with teams to seamlessly integrate the design system across all products, maximizing its impact on the customer experience.</text:p>
      <text:p text:style-name="P1">Moreover, I am deeply passionate about continuous learning and growth. I am eager to immerse myself in MongoDB's dynamic environment, collaborate with some of the best and brightest engineers in the industry, and drive positive change that enables my fellow engineers to be successful with their front-end focused work.</text:p>
      <text:p text:style-name="P1">Thank you for considering my application. I am enthusiastic about the possibility of joining the MongoDB team and contributing to its continued success. I am available for an interview at your earliest convenience and look forward to discussing how my skills and experience align with the needs of your team.</text:p>
      <text:p text:style-name="P1"/>
      <text:p text:style-name="P1">Warm regards,</text:p>
      <text:p text:style-name="P1"/>
      <text:p text:style-name="P1">James Q. Thompso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14T23:04:17</meta:creation-date>
    <meta:document-statistic meta:table-count="0" meta:image-count="0" meta:object-count="0" meta:page-count="1" meta:paragraph-count="11" meta:word-count="396" meta:character-count="2645"/>
    <dc:date>2024-03-14T23:08:56</dc:date>
    <dc:creator>James Thompson</dc:creator>
    <meta:editing-duration>PT4M39S</meta:editing-duration>
    <meta:editing-cycles>1</meta:editing-cycles>
    <meta:generator>OpenOffice/4.1.15$Unix OpenOffice.org_project/4115m2$Build-9813</meta:generator>
  </office:meta>
</office:document-meta>
</file>